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amSocket.setSoTimeou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setReceiveBufferS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DatagramSocket( int var0 , java . net . InetAddress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connect( java . net . InetAddress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Send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receive( java . net . DatagramPack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setDatagramSocketImplFactory( java . net . DatagramSocketImplFacto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Receiv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DatagramSock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setSendBufferS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ge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send( java . net . DatagramPack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Datagram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